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2cm" fo:min-width="0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4.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2cm" svg:x="8.5cm" svg:y="1cm">
          <text:p text:style-name="P1">owl: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29.5cm" svg:y="4.5cm">
          <text:p text:style-name="P1">Fac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3cm" svg:y="4.5cm">
          <text:p text:style-name="P1">Maladi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25cm" svg:y="7.5cm">
          <text:p text:style-name="P1">FacteurVira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20.5cm" svg:y="11cm">
          <text:p text:style-name="P1">Vir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32.5cm" svg:y="12cm">
          <text:p text:style-name="P1">Bactér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1.5cm" svg:y="15cm">
          <text:p text:style-name="P1">MaladieVir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11cm" svg:y="19.5cm">
          <text:p text:style-name="P1">owl:Restric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20.5cm" svg:y="22cm">
          <text:p text:style-name="P1">APrOrig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cm" svg:y1="4.5cm" svg:x2="8.5cm" svg:y2="2cm">
          <text:p/>
        </draw:line>
        <draw:line draw:style-name="gr2" draw:text-style-name="P1" draw:layer="layout" svg:x1="32cm" svg:y1="4.5cm" svg:x2="13cm" svg:y2="2cm">
          <text:p/>
        </draw:line>
        <draw:frame draw:style-name="gr3" draw:layer="layout" svg:width="5.121cm" svg:height="0.962cm" svg:x="1.379cm" svg:y="2.5cm">
          <draw:text-box>
            <text:p>rdfs:SubClassOf</text:p>
          </draw:text-box>
        </draw:frame>
        <draw:frame draw:style-name="gr3" draw:layer="layout" svg:width="5.121cm" svg:height="0.962cm" svg:x="20.379cm" svg:y="2.038cm">
          <draw:text-box>
            <text:p>rdfs:SubClassOf</text:p>
          </draw:text-box>
        </draw:frame>
        <draw:line draw:style-name="gr2" draw:text-style-name="P1" draw:layer="layout" svg:x1="27cm" svg:y1="7.5cm" svg:x2="29.5cm" svg:y2="5.5cm">
          <text:p/>
        </draw:line>
        <draw:frame draw:style-name="gr3" draw:layer="layout" svg:width="5.121cm" svg:height="0.962cm" svg:x="25cm" svg:y="6cm">
          <draw:text-box>
            <text:p>rdfs:SubClassOf</text:p>
          </draw:text-box>
        </draw:frame>
        <draw:line draw:style-name="gr2" draw:text-style-name="P1" draw:layer="layout" svg:x1="24.5cm" svg:y1="11.5cm" svg:x2="27cm" svg:y2="9.5cm">
          <text:p/>
        </draw:line>
        <draw:line draw:style-name="gr2" draw:text-style-name="P1" draw:layer="layout" svg:x1="35.5cm" svg:y1="12cm" svg:x2="37.5cm" svg:y2="9.5cm">
          <text:p/>
        </draw:line>
        <draw:frame draw:style-name="gr4" draw:layer="layout" svg:width="5.121cm" svg:height="0.962cm" svg:x="34cm" svg:y="10cm">
          <draw:text-box>
            <text:p>rdfs:SubClassOf</text:p>
          </draw:text-box>
        </draw:frame>
        <draw:custom-shape draw:style-name="gr5" draw:text-style-name="P1" draw:layer="layout" svg:width="4.5cm" svg:height="2cm" svg:x="11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cm" svg:height="2cm" svg:x="7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cm" svg:height="1.5cm" svg:x="7cm" svg:y="26.5cm">
          <text:p text:style-name="P1">« 1 »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cm" svg:y1="15cm" svg:x2="5cm" svg:y2="6.5cm">
          <text:p/>
        </draw:line>
        <draw:frame draw:style-name="gr3" draw:layer="layout" svg:width="5.121cm" svg:height="0.962cm" svg:x="4.379cm" svg:y="10.038cm">
          <draw:text-box>
            <text:p>rdfs:SubClassOf</text:p>
          </draw:text-box>
        </draw:frame>
        <draw:line draw:style-name="gr2" draw:text-style-name="P1" draw:layer="layout" svg:x1="14.5cm" svg:y1="16cm" svg:x2="21cm" svg:y2="12.5cm">
          <text:p/>
        </draw:line>
        <draw:frame draw:style-name="gr7" draw:layer="layout" svg:width="6.653cm" svg:height="1.462cm" svg:x="10.347cm" svg:y="14cm">
          <draw:text-box>
            <text:p>owl:SomeValuesFrom</text:p>
          </draw:text-box>
        </draw:frame>
        <draw:line draw:style-name="gr2" draw:text-style-name="P1" draw:layer="layout" svg:x1="16cm" svg:y1="17cm" svg:x2="22.5cm" svg:y2="22cm">
          <text:p/>
        </draw:line>
        <draw:frame draw:style-name="gr7" draw:layer="layout" svg:width="4.871cm" svg:height="1.462cm" svg:x="17.129cm" svg:y="21cm">
          <draw:text-box>
            <text:p>owl:OnProperty</text:p>
          </draw:text-box>
        </draw:frame>
        <draw:line draw:style-name="gr2" draw:text-style-name="P1" draw:layer="layout" svg:x1="6cm" svg:y1="16cm" svg:x2="11.5cm" svg:y2="17cm">
          <text:p/>
        </draw:line>
        <draw:frame draw:style-name="gr3" draw:layer="layout" svg:width="5.121cm" svg:height="0.962cm" svg:x="4.879cm" svg:y="17cm">
          <draw:text-box>
            <text:p>rdfs:SubClassOf</text:p>
          </draw:text-box>
        </draw:frame>
        <draw:line draw:style-name="gr2" draw:text-style-name="P1" draw:layer="layout" svg:x1="3.5cm" svg:y1="17cm" svg:x2="7.5cm" svg:y2="22.5cm">
          <text:p/>
        </draw:line>
        <draw:line draw:style-name="gr2" draw:text-style-name="P1" draw:layer="layout" svg:x1="9cm" svg:y1="22cm" svg:x2="11cm" svg:y2="20.5cm">
          <text:p/>
        </draw:line>
        <draw:frame draw:style-name="gr8" draw:layer="layout" svg:width="2.796cm" svg:height="1cm" svg:x="8.204cm" svg:y="20.5cm">
          <draw:text-box>
            <text:p>rdf:Type</text:p>
          </draw:text-box>
        </draw:frame>
        <draw:line draw:style-name="gr2" draw:text-style-name="P1" draw:layer="layout" svg:x1="11.5cm" svg:y1="23cm" svg:x2="20.5cm" svg:y2="23cm">
          <text:p/>
        </draw:line>
        <draw:line draw:style-name="gr2" draw:text-style-name="P1" draw:layer="layout" svg:x1="9cm" svg:y1="24cm" svg:x2="8.5cm" svg:y2="26.5cm">
          <text:p/>
        </draw:line>
        <draw:frame draw:style-name="gr3" draw:layer="layout" svg:width="5.637cm" svg:height="0.962cm" svg:x="8.863cm" svg:y="25.038cm">
          <draw:text-box>
            <text:p>owl:MinCardinality</text:p>
          </draw:text-box>
        </draw:frame>
        <draw:line draw:style-name="gr2" draw:text-style-name="P1" draw:layer="layout" svg:x1="13.5cm" svg:y1="18cm" svg:x2="13.5cm" svg:y2="19.5cm">
          <text:p/>
        </draw:line>
        <draw:custom-shape draw:style-name="gr1" draw:text-style-name="P1" draw:layer="layout" svg:width="6cm" svg:height="2cm" svg:x="24cm" svg:y="15cm">
          <text:p text:style-name="P1">MaladieBacterien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36.5cm" svg:y="20.5cm">
          <text:p text:style-name="P1">owl:Restric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cm" svg:height="2cm" svg:x="3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cm" svg:height="2cm" svg:x="30.5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cm" svg:height="1.5cm" svg:x="30.5cm" svg:y="26.5cm">
          <text:p text:style-name="P1">« 1 »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9.5cm" svg:y1="16.5cm" svg:x2="35.5cm" svg:y2="17.5cm">
          <text:p/>
        </draw:line>
        <draw:frame draw:style-name="gr9" draw:layer="layout" svg:width="5.121cm" svg:height="0.962cm" svg:x="28cm" svg:y="17cm">
          <draw:text-box>
            <text:p>rdfs:SubClassOf</text:p>
          </draw:text-box>
        </draw:frame>
        <draw:line draw:style-name="gr2" draw:text-style-name="P1" draw:layer="layout" svg:x1="27cm" svg:y1="17cm" svg:x2="32cm" svg:y2="22cm">
          <text:p/>
        </draw:line>
        <draw:line draw:style-name="gr2" draw:text-style-name="P1" draw:layer="layout" svg:x1="32.5cm" svg:y1="22cm" svg:x2="36.5cm" svg:y2="21.5cm">
          <text:p/>
        </draw:line>
        <draw:frame draw:style-name="gr8" draw:layer="layout" svg:width="2.796cm" svg:height="1cm" svg:x="32.5cm" svg:y="21cm">
          <draw:text-box>
            <text:p>rdf:Type</text:p>
          </draw:text-box>
        </draw:frame>
        <draw:line draw:style-name="gr2" draw:text-style-name="P1" draw:layer="layout" svg:x1="32.5cm" svg:y1="24cm" svg:x2="32cm" svg:y2="26.5cm">
          <text:p/>
        </draw:line>
        <draw:frame draw:style-name="gr3" draw:layer="layout" svg:width="5.637cm" svg:height="0.962cm" svg:x="32.363cm" svg:y="25.038cm">
          <draw:text-box>
            <text:p>owl:MinCardinality</text:p>
          </draw:text-box>
        </draw:frame>
        <draw:line draw:style-name="gr2" draw:text-style-name="P1" draw:layer="layout" svg:x1="37cm" svg:y1="19cm" svg:x2="38.5cm" svg:y2="20.5cm">
          <text:p/>
        </draw:line>
        <draw:line draw:style-name="gr2" draw:text-style-name="P1" draw:layer="layout" svg:x1="24cm" svg:y1="16cm" svg:x2="7.5cm" svg:y2="5.5cm">
          <text:p/>
        </draw:line>
        <draw:frame draw:style-name="gr3" draw:layer="layout" svg:width="5.121cm" svg:height="0.962cm" svg:x="9.5cm" svg:y="6cm">
          <draw:text-box>
            <text:p>rdfs:SubClassOf</text:p>
          </draw:text-box>
        </draw:frame>
        <draw:line draw:style-name="gr2" draw:text-style-name="P1" draw:layer="layout" svg:x1="37cm" svg:y1="17cm" svg:x2="35cm" svg:y2="14cm">
          <text:p/>
        </draw:line>
        <draw:frame draw:style-name="gr8" draw:layer="layout" svg:width="6.653cm" svg:height="1cm" svg:x="35.347cm" svg:y="14cm">
          <draw:text-box>
            <text:p>owl:SomeValuesFrom</text:p>
          </draw:text-box>
        </draw:frame>
        <draw:line draw:style-name="gr2" draw:text-style-name="P1" draw:layer="layout" svg:x1="35cm" svg:y1="18cm" svg:x2="24.5cm" svg:y2="22.5cm">
          <text:p/>
        </draw:line>
        <draw:line draw:style-name="gr2" draw:text-style-name="P1" draw:layer="layout" svg:x1="30.5cm" svg:y1="23cm" svg:x2="25cm" svg:y2="23cm">
          <text:p/>
        </draw:line>
        <draw:frame draw:style-name="gr7" draw:layer="layout" svg:width="4.871cm" svg:height="1.462cm" svg:x="25cm" svg:y="22.038cm">
          <draw:text-box>
            <text:p>owl:OnProperty</text:p>
          </draw:text-box>
        </draw:frame>
        <draw:custom-shape draw:style-name="gr1" draw:text-style-name="P1" draw:layer="layout" svg:width="5.5cm" svg:height="2cm" svg:x="34cm" svg:y="7.5cm">
          <text:p text:style-name="P1">FacteurBacter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7cm" svg:y1="7.5cm" svg:x2="34cm" svg:y2="5.5cm">
          <text:p/>
        </draw:line>
        <draw:frame draw:style-name="gr3" draw:layer="layout" svg:width="5.121cm" svg:height="0.962cm" svg:x="35cm" svg:y="6cm">
          <draw:text-box>
            <text:p>rdfs:SubClassOf</text:p>
          </draw:text-box>
        </draw:frame>
        <draw:frame draw:style-name="gr4" draw:layer="layout" svg:width="6.094cm" svg:height="0.962cm" svg:x="30.906cm" svg:y="10.538cm">
          <draw:text-box>
            <text:p>owl:equivalentClass</text:p>
          </draw:text-box>
        </draw:frame>
        <draw:frame draw:style-name="gr4" draw:layer="layout" svg:width="6.094cm" svg:height="0.962cm" svg:x="19.906cm" svg:y="9.5cm">
          <draw:text-box>
            <text:p>owl:equivalentClass</text:p>
          </draw:text-box>
        </draw:frame>
        <draw:frame draw:style-name="gr4" draw:layer="layout" svg:width="5.121cm" svg:height="0.962cm" svg:x="24.5cm" svg:y="10.5cm">
          <draw:text-box>
            <text:p>rdfs:SubClassO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drey </meta:initial-creator>
    <meta:creation-date>2010-12-11T14:17:25</meta:creation-date>
    <dc:date>2010-12-14T22:37:24</dc:date>
    <dc:creator>Audrey </dc:creator>
    <meta:editing-duration>PT00H31M05S</meta:editing-duration>
    <meta:editing-cycles>3</meta:editing-cycles>
    <meta:generator>OpenOffice.org/3.2$Unix OpenOffice.org_project/320m12$Build-9483</meta:generator>
    <meta:document-statistic meta:object-count="62"/>
  </office:meta>
</office:document-meta>
</file>